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ByClass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archByClass.getSubTree( Objec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ByClass.SearchB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archByClass.SearchByClass( Class search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ByClass.addNode( Object node , HashTree sub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archByClass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archByClass.getSearch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